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3">
      <style:paragraph-properties fo:margin-top="0.494cm" fo:margin-bottom="0.494cm" style:contextual-spacing="false"/>
    </style:style>
    <style:style style:name="P2" style:family="paragraph" style:parent-style-name="Standard">
      <style:paragraph-properties fo:margin-top="0cm" fo:margin-bottom="0cm" style:contextual-spacing="false" fo:line-height="100%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Arial" fo:font-size="14pt" fo:font-weight="bold" style:font-name-asian="Times New Roman1" style:font-size-asian="14pt" style:language-asian="pt" style:country-asian="BR" style:font-weight-asian="bold" style:font-name-complex="Arial1" style:font-size-complex="14pt" style:font-weight-complex="bold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Arial" fo:font-size="14pt" fo:font-weight="bold" style:font-name-asian="Times New Roman1" style:font-size-asian="14pt" style:language-asian="pt" style:country-asian="BR" style:font-weight-asian="bold" style:font-name-complex="Arial1" style:font-size-complex="14pt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Arial" fo:font-size="14pt" style:font-name-asian="Times New Roman1" style:font-size-asian="14pt" style:language-asian="pt" style:country-asian="BR" style:font-name-complex="Arial1" style:font-size-complex="14pt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Arial" fo:font-size="14pt" style:font-name-asian="Times New Roman1" style:font-size-asian="14pt" style:language-asian="pt" style:country-asian="BR" style:font-name-complex="Arial1" style:font-size-complex="14pt" style:font-weight-complex="bold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Arial" fo:font-size="14pt" fo:language="en" fo:country="US" fo:font-weight="bold" style:font-name-asian="Times New Roman1" style:font-size-asian="14pt" style:language-asian="pt" style:country-asian="BR" style:font-weight-asian="bold" style:font-name-complex="Arial1" style:font-size-complex="14pt" style:font-weight-complex="bold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style:font-name="Arial" fo:font-size="14pt" style:font-name-asian="Times New Roman1" style:font-size-asian="14pt" style:language-asian="pt" style:country-asian="BR" style:font-name-complex="Arial1" style:font-size-complex="14pt"/>
    </style:style>
    <style:style style:name="T1" style:family="text">
      <style:text-properties fo:color="#000000" loext:opacity="100%" style:font-name="Arial" fo:font-size="14pt" fo:font-weight="bold" style:font-name-asian="Times New Roman1" style:font-size-asian="14pt" style:language-asian="pt" style:country-asian="BR" style:font-weight-asian="bold" style:font-name-complex="Arial1" style:font-size-complex="14pt" style:font-weight-complex="bold"/>
    </style:style>
    <style:style style:name="T2" style:family="text">
      <style:text-properties fo:color="#000000" loext:opacity="100%" style:font-name="Arial" fo:font-size="14pt" fo:font-weight="bold" style:font-name-asian="Times New Roman1" style:font-size-asian="14pt" style:language-asian="pt" style:country-asian="BR" style:font-weight-asian="bold" style:font-name-complex="Arial1" style:font-size-complex="14pt"/>
    </style:style>
    <style:style style:name="T3" style:family="text">
      <style:text-properties fo:color="#000000" loext:opacity="100%" style:font-name="Arial" fo:font-size="14pt" style:font-name-asian="Times New Roman1" style:font-size-asian="14pt" style:language-asian="pt" style:country-asian="BR" style:font-name-complex="Arial1" style:font-size-complex="14pt"/>
    </style:style>
    <style:style style:name="T4" style:family="text">
      <style:text-properties fo:color="#000000" loext:opacity="100%" style:font-name="Arial" fo:font-size="14pt" style:font-name-asian="Times New Roman1" style:font-size-asian="14pt" style:language-asian="pt" style:country-asian="BR" style:font-name-complex="Arial1" style:font-size-complex="14pt" style:font-weight-complex="bold"/>
    </style:style>
    <style:style style:name="T5" style:family="text">
      <style:text-properties fo:color="#000000" loext:opacity="100%" style:font-name="Arial" fo:font-size="14pt" fo:language="en" fo:country="US" fo:font-weight="bold" style:font-name-asian="Times New Roman1" style:font-size-asian="14pt" style:language-asian="pt" style:country-asian="BR" style:font-weight-asian="bold" style:font-name-complex="Arial1" style:font-size-complex="14pt" style:font-weight-complex="bold"/>
    </style:style>
    <style:style style:name="T6" style:family="text">
      <style:text-properties style:font-name="Arial" fo:font-size="14pt" style:font-name-asian="Times New Roman1" style:font-size-asian="14pt" style:language-asian="pt" style:country-asian="BR" style:font-name-complex="Arial1" style:font-size-complex="14pt"/>
    </style:style>
    <style:style style:name="T7" style:family="text">
      <style:text-properties style:font-name="Arial" fo:font-size="14pt" style:font-size-asian="14pt" style:font-name-complex="Arial1" style:font-size-complex="14pt"/>
    </style:style>
    <style:style style:name="T8" style:family="text">
      <style:text-properties style:font-name="Arial" fo:font-size="14pt" fo:font-weight="bold" style:font-size-asian="14pt" style:font-weight-asian="bold" style:font-name-complex="Arial1" style:font-size-complex="14pt"/>
    </style:style>
    <style:style style:name="T9" style:family="text">
      <style:text-properties style:font-name="Arial" fo:font-size="14pt" fo:font-weight="normal" style:font-size-asian="14pt" style:font-weight-asian="normal" style:font-name-complex="Arial1" style:font-size-complex="14pt"/>
    </style:style>
    <style:style style:name="Sect1" style:family="section">
      <style:section-properties text:dont-balance-text-columns="true" style:editable="false">
        <style:columns fo:column-count="2" fo:column-gap="1.249cm">
          <style:column style:rel-width="32767*" fo:start-indent="0cm" fo:end-indent="0.624cm"/>
          <style:column style:rel-width="32768*" fo:start-indent="0.624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2"><text:span text:style-name="T1">RESPIRE! RESPIRE! RESPIRE!</text:span></text:p>
        <text:p text:style-name="P3"/>
        <text:p text:style-name="P2"><text:span text:style-name="T1">[Slide 1]</text:span></text:p>
        <text:p text:style-name="P3"/>
        <text:p text:style-name="P2"><text:span text:style-name="T2">Ana: ???</text:span></text:p>
        <text:p text:style-name="P4"/>
        <text:p text:style-name="P2"><text:span text:style-name="T3">Steven: Boa tarde! Meu nome é Steven, sou integrante do APOENA. O APOENA busca desenvolver pesquisas de diversas áreas da gestão das políticas culturais, principalmente relacionado à LAB.</text:span></text:p>
        <text:p text:style-name="P8"/>
        <text:p text:style-name="P2"><text:span text:style-name="T1">[Slide 2] e [Slide 3]</text:span></text:p>
        <text:p text:style-name="P5"/>
        <text:p text:style-name="P2"><text:span text:style-name="T2">Ana:</text:span></text:p>
        <text:p text:style-name="P5"/>
        <text:p text:style-name="P2"><text:span text:style-name="T1">[Slide 4] </text:span></text:p>
        <text:p text:style-name="P2"><text:span text:style-name="T3">A primeira etapa foi relacionada com o processo de coleta de dados. A coleta de dados foi <text:s/>via API do twitter de textos contendo as hashtags #LAB ou #Aldir_Blanc</text:span></text:p>
        <text:p text:style-name="P5"/>
        <text:p text:style-name="P2"><text:span text:style-name="T1">[Slide 5]</text:span></text:p>
        <text:p text:style-name="P2"><text:span text:style-name="T3">Com isso, obtivemos um banco de dados de </text:span><text:span text:style-name="T1">44.123 registros</text:span><text:span text:style-name="T3">.</text:span></text:p>
        <text:p text:style-name="P5"/>
        <text:p text:style-name="P2"><text:span text:style-name="T3">Após essa etapa, fizemos uma limpeza de dados. Chamo a atenção para duas etapas</text:span></text:p>
        <text:p text:style-name="P5"/>
        <text:p text:style-name="P2"><text:span text:style-name="T3">1 - Remover as homenagens ao compositor Aldir Blanc que não estavam relacionadas com a Lei Aldir Blanc. Isso é para deixar o banco de dados homogêneo (isso é, somente com postagens sobre a Lei). Um exemplo disso é a conta do tweet 'VascodaGama', que fez algumas homenagens ao vascaíno Aldir Blanc e não tratava da Lei.<text:line-break/> </text:span></text:p>
        <text:p text:style-name="P2"><text:span text:style-name="T3">2 – O Tweet tem uma limitação de 280 caracteres. Isso faz com que os autores dos textos abreviem ao máximo as palavras. Assim, foram corrigidas abreviações. </text:span></text:p>
        <text:p text:style-name="P5"/>
        <text:p text:style-name="P2"><text:span text:style-name="T1">[Slide 6]</text:span></text:p>
        <text:p text:style-name="P5"/>
        <text:p text:style-name="P2"><text:span text:style-name="T3">Em função disso, obtivemos, após a limpeza, um banco de dados com 17.965 tweets únicos na versão final.</text:span></text:p>
        <text:p text:style-name="P5"/>
        <text:p text:style-name="P2"><text:span text:style-name="T3">O mesmo procedimento foi realizado com o termo de busca “Lei Paulo Gustavo”.</text:span></text:p>
        <text:p text:style-name="P8"/>
        <text:p text:style-name="P2"><text:span text:style-name="T1">[Slide 7]</text:span></text:p>
        <text:p text:style-name="P8"/>
        <text:p text:style-name="P2"><text:span text:style-name="T3">Contagem dos emojis</text:span></text:p>
        <text:p text:style-name="P2"><text:span text:style-name="T3">Contagem das hashtags,</text:span></text:p>
        <text:p text:style-name="P2"><text:span text:style-name="T3">Contagem de favoritos,</text:span></text:p>
        <text:p text:style-name="P2"><text:span text:style-name="T3">Contagem dos retweets,</text:span></text:p>
        <text:p text:style-name="P2"><text:span text:style-name="T3">Contagem das marcações,</text:span></text:p>
        <text:p text:style-name="P2"><text:span text:style-name="T3">Contagem dos links mais compartilhados.</text:span></text:p>
        <text:p text:style-name="P8"/>
        <text:p text:style-name="P8"/>
        <text:p text:style-name="P2"><text:span text:style-name="T1">[Slide 9]</text:span></text:p>
        <text:p text:style-name="P8"/>
        <text:p text:style-name="P2"><text:span text:style-name="T6">Na primeira coluna, temos o emoji e na segunda coluna temos a frequência de cada um deles. O emoji mais utilizado foi a sirene (esse resultado sugere duas abordagens) </text:span></text:p>
        <text:p text:style-name="P2"><text:span text:style-name="T6">1-uma mobilização de artistas indicando a urgência da LAB.</text:span></text:p>
        <text:p text:style-name="P2"><text:span text:style-name="T6">2-uma denuncia de pessoas contra a LEI indicando uma sirene de polícia.</text:span></text:p>
        <text:p text:style-name="P8"/>
        <text:p text:style-name="P2"><text:span text:style-name="T6">O segundo emoji mais utilizado foi o coração indicando o apoio a LAB. </text:span></text:p>
        <text:p text:style-name="P8"/>
        <text:p text:style-name="P2"><text:span text:style-name="T6">Chamamos a atenção para os emojis cara chorando e cara de palhaço indicando a Guerra Cultural Polarizada.</text:span></text:p>
        <text:p text:style-name="P8"/>
        <text:p text:style-name="P8"/>
        <text:p text:style-name="P8"/>
        <text:p text:style-name="P8"/>
        <text:p text:style-name="P2"><text:span text:style-name="T1"><text:s/>[Slide 10]</text:span></text:p>
        <text:p text:style-name="P3"/>
        <text:p text:style-name="P2"><text:soft-page-break/><text:span text:style-name="T6">Em relação as Hashtags mais utilizadas, podemos ver um engajamento explícito de artistas. Isso pode ser indicado nas Hashtags <text:s/>#DerrubaVetolei #LabProrrogaPraValer #MaisTempoParaCultura #SOScultura </text:span></text:p>
        <text:p text:style-name="P8"/>
        <text:p text:style-name="P2"><text:span text:style-name="T1">[Slide 11]</text:span></text:p>
        <text:p text:style-name="P3"/>
        <text:p text:style-name="P2"><text:span text:style-name="T1">[Um pouco de silêncio]</text:span></text:p>
        <text:p text:style-name="P3"/>
        <text:p text:style-name="P2"><text:span text:style-name="T3">Todavia, chamamos a atenção para uma visão de oposição (talvez Guerra Cultural?) sobre a Lei Aldir Blanc apresentada pela direita. </text:span></text:p>
        <text:p text:style-name="P5"/>
        <text:p text:style-name="P2"><text:span text:style-name="T3">Isso pode ser visto pelos tweets da Deputada Carla Zambelli e do ex-secretario de cultura Mário Frias indicando um posicionamento contra as despesas da Lei Aldir Blanc </text:span></text:p>
        <text:p text:style-name="P5"/>
        <text:p text:style-name="P2"><text:span text:style-name="T3">André porciúncula (p</text:span><text:span text:style-name="T7">ré-candidato a Deputado Federal na Bahia / Ex-Secretário Nacional de Incentivo e Fomento à Cultura - Lei Rouanet) diz em um tweet “</text:span><text:span text:style-name="T8">Vergonhosa ... manobra petista para burlar o rito normal &amp; </text:span><text:span text:style-name="T7">Vergonhoso foi a </text:span><text:span text:style-name="T8">urgência do PL que visa eternizar a Aldir Blanc.</text:span><text:span text:style-name="T7"> </text:span></text:p>
        <text:h text:style-name="P1" text:outline-level="3"><text:span text:style-name="T9">Esses tweets tiveram uma quantidade grande de favoritos.</text:span></text:h>
        <text:p text:style-name="P2"><text:span text:style-name="T5">[Slide 11], [Slide 12], [Slide 13], [Slide 14] e [Slide 15]</text:span></text:p>
        <text:p text:style-name="P7"/>
        <text:p text:style-name="P2"><text:span text:style-name="T1">[Um pouco de silêncio]</text:span></text:p>
        <text:p text:style-name="P3"/>
        <text:p text:style-name="P2"><text:span text:style-name="T1">Exemplos</text:span></text:p>
        <text:p text:style-name="P3"/>
        <text:p text:style-name="P2"><text:span text:style-name="T1">[Slide 16]</text:span></text:p>
        <text:p text:style-name="P3"/>
        <text:p text:style-name="P2"><text:span text:style-name="T3">Steven: Aqui temos o caso do posicionamento do Mário Frias contra a um evento da LAB. Você quer complementar com algo, Ana Lúcia?</text:span></text:p>
        <text:p text:style-name="P2"><text:span text:style-name="T3">Ana:????</text:span></text:p>
        <text:p text:style-name="P5"/>
        <text:p text:style-name="P8"/>
        <text:p text:style-name="P2"><text:span text:style-name="T1">[Slide 17]</text:span></text:p>
        <text:p text:style-name="P3"/>
        <text:p text:style-name="P2"><text:span text:style-name="T4">O mesmo acontece com os retweets. Isso indica um resultado robusto, ou seja, ainda há uma grande força do bolsonarismo nas redes contra a LAB. Os dados indicam que o bolsonarismo não está morto e que possivelmente vamos ter um segundo turno.</text:span></text:p>
        <text:p text:style-name="P6"/>
        <text:p text:style-name="P8"/>
        <text:p text:style-name="P2"><text:span text:style-name="T1">[Slide 18]</text:span></text:p>
        <text:p text:style-name="P8"/>
        <text:p text:style-name="P2"><text:span text:style-name="T6">Discussão</text:span></text:p>
        <text:p text:style-name="P2"><text:span text:style-name="T6">1. Apesar de ser uma lei do setor cultural, a quantidade de favoritos e retweets está relacionada a políticos e não aos artistas (apropriação por parte dos políticos da visibilidade da LAB)</text:span></text:p>
        <text:p text:style-name="P8"/>
        <text:p text:style-name="P2"><text:span text:style-name="T6">2. Encontramos evidências de atores políticos relacionando a LAB a uma Guerra Cultural</text:span></text:p>
        <text:p text:style-name="P8"/>
        <text:p text:style-name="P2"><text:span text:style-name="T1">[Slide 19]</text:span></text:p>
        <text:p text:style-name="P8"/>
        <text:p text:style-name="P2"><text:span text:style-name="T3">Quando olhamos as palavras utilizadas em cada um <text:s/>dos tweets, percebemos a </text:span><text:span text:style-name="T6">mobilização positiva de artistas indicando o apoio a LAB. Em outras palavras, temos resultados polarizados.</text:span></text:p>
        <text:p text:style-name="P8"/>
        <text:p text:style-name="P2"><text:span text:style-name="T1">[Slide 20] e [Slide 21]</text:span></text:p>
        <text:p text:style-name="P3"/>
        <text:p text:style-name="P2"><text:span text:style-name="T1">Ler os tópicos (Steven ou Ana). Decidir</text:span></text:p>
        <text:p text:style-name="P5"/>
        <text:p text:style-name="P2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3" style:display-name="Heading 3" style:family="paragraph" style:parent-style-name="Standard" loext:linked-style-name="Título_20_3_20_Char" style:default-outline-level="3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pt" style:country-asian="BR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Título_20_3_20_Char" style:display-name="Título 3 Char" style:family="text" style:parent-style-name="Default_20_Paragraph_20_Font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pt" style:country-asian="BR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even Ross</meta:initial-creator>
    <dc:creator>Steven Ross</dc:creator>
    <meta:editing-cycles>6</meta:editing-cycles>
    <meta:print-date>2022-08-08T14:28:00</meta:print-date>
    <meta:creation-date>2022-08-08T13:00:00</meta:creation-date>
    <dc:date>2022-08-08T14:41:00</dc:date>
    <meta:editing-duration>PT1H42M</meta:editing-duration>
    <meta:generator>LibreOffice/7.3.6.2$Linux_X86_64 LibreOffice_project/30$Build-2</meta:generator>
    <meta:document-statistic meta:table-count="0" meta:image-count="0" meta:object-count="0" meta:page-count="2" meta:paragraph-count="53" meta:word-count="625" meta:character-count="3780" meta:non-whitespace-character-count="3193"/>
    <meta:user-defined meta:name="AppVersion">12.0000</meta:user-defined>
    <meta:user-defined meta:name="Company">Microsoft</meta:user-defined>
    <meta:template xlink:type="simple" xlink:actuate="onRequest" xlink:title="Normal" xlink:href=""/>
  </office:meta>
</office:document-meta>
</file>